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маск, Сирия, июнь 2011 год.</text:p>
      <text:p text:style-name="P1"/>
      <text:p text:style-name="P1">Это началось.</text:p>
      <text:p text:style-name="P1">.. как мирные демонстрации.</text:p>
      <text:p text:style-name="P1"/>
      <text:p text:style-name="P1">Молодежь вышла с оливковыми ветвями.</text:p>
      <text:p text:style-name="P1"/>
      <text:p text:style-name="P1">На протяжении шести - семи месяцев мы были мирными протестами мы даже не думали поднимать оружие.</text:p>
      <text:p text:style-name="P1"/>
      <text:p text:style-name="P1">Хомс, Сирия, апрель 2011 год.</text:p>
      <text:p text:style-name="P1"/>
      <text:p text:style-name="P1">Потом режим начал воевать против молодежи обстрелами и пулями.</text:p>
      <text:p text:style-name="P1"/>
      <text:p text:style-name="P1">Мы думали что "наш Башар" будет иметь ту же участь что и Хосни Мубарек и <text:s/>Али Абдалла Салех.</text:p>
      <text:p text:style-name="P1"/>
      <text:p text:style-name="P1">Мы думали что через несколько месяцев революция будет окончена.</text:p>
      <text:p text:style-name="P1"/>
      <text:p text:style-name="P1">Оказалось что мы не имели президента у нас был убийца.</text:p>
      <text:p text:style-name="P1"/>
      <text:p text:style-name="P1">И этот убийца взялся за оружие и наш единственный вариант было взять оружие и вывести его из его офиса.</text:p>
      <text:p text:style-name="P1"/>
      <text:p text:style-name="P1">Нулевой ноль.</text:p>
      <text:p text:style-name="P1"/>
      <text:p text:style-name="P1">В марте 2011 года, президент Сирии Башар Аль Асад <text:s/>открыл огонь по мирных протестах.</text:p>
      <text:p text:style-name="P1">Как результат, перебежчики с его армии сформировали свободную сирийскую армию (FSA).</text:p>
      <text:p text:style-name="P1">Насильственная гражданская война развязалась.</text:p>
      <text:p text:style-name="P1">Фотограф Роберт Кинг был один из нескольких западных журналистов в то время в том регионе.</text:p>
      <text:p text:style-name="P1">Его фотографии зверства и преступлений содеянных во всей стране остаются наиболее первичными документами гражданской войны в Сирии.</text:p>
      <text:p text:style-name="P1"/>
      <text:p text:style-name="P1">Эль-Кусайр</text:p>
      <text:p text:style-name="P1"/>
      <text:p text:style-name="P1">Жертвы в городе Эль-Кусайр. Госпиталь.</text:p>
      <text:p text:style-name="P1"/>
      <text:p text:style-name="P1">Это твой первые ребенок доставленный во время революции?</text:p>
      <text:p text:style-name="P1">Нет, это наверняка двенадцатый.</text:p>
      <text:p text:style-name="P1"/>
      <text:p text:style-name="P1"/>
      <text:p text:style-name="P1">Этот режим террористический.</text:p>
      <text:p text:style-name="P1">Они хотят арестовать меня и убить потому что я лечу людей и это большая проблема.</text:p>
      <text:p text:style-name="P1">После революции, до революции и во время революции. Я буду помогать людям.</text:p>
      <text:p text:style-name="P1">Это мое послание и я буду продолжать.</text:p>
      <text:p text:style-name="P1">Они не могуть пойти ни в один госпиталь в Сирии. Они убьют раненых.</text:p>
      <text:p text:style-name="P1">Даже детей? Даже детей!</text:p>
      <text:p text:style-name="P1">Мы пытались послать детей в Дамаск, они поймали их в контрольно-пропускном пункте.</text:p>
      <text:p text:style-name="P1">Доктор. Что случилось здесь? Я не знаю. Армия Асада. Вы видете этого ребенка? Они террористы?</text:p>
      <text:p text:style-name="P1">Пожалуйста, посмотри на этого ребенка.</text:p>
      <text:p text:style-name="P1"><text:soft-page-break/>Он не боец, он не старый человек ни молодой человек. Он 6 летний ребенок. Тяжелая травма в желудок, печень и почку. Мы будем делать все что можна в этом маленьком и плохом госпитале. Бог поможет нам и ему.</text:p>
      <text:p text:style-name="P1"/>
      <text:p text:style-name="P1">Госпиталь только что был обстрелян ракетой.</text:p>
      <text:p text:style-name="P1">Мы не можем долго оставаться в одном месте.</text:p>
      <text:p text:style-name="P1">Потому что они будут бомбит наc и попытаются словить.</text:p>
      <text:p text:style-name="P1">Вы беспокоитесь об вашей собственной жизни?</text:p>
      <text:p text:style-name="P1">Нет.</text:p>
      <text:p text:style-name="P1">Если я умру когда буду помогать людям это хорошо для меня.</text:p>
      <text:p text:style-name="P1">Потому что я доктор, я должен помогать людям.</text:p>
      <text:p text:style-name="P1">Особенно в это катастрофическое время.</text:p>
      <text:p text:style-name="P1"/>
      <text:p text:style-name="P1">Старый город, Алеппо.</text:p>
      <text:p text:style-name="P1"/>
      <text:p text:style-name="P1">28 сентября, 2012 год. Cреди ожесточенных боев между силами Асада и свободной Сирийской Армии, огонь уничтожыл старый рынок в Алеппо, исторический накрытый рынок и исторический объект наследия.</text:p>
      <text:p text:style-name="P1">Повстанцы и активисты сообщили что пламя искрилось в следсвия использования зажигательных растворов силами Асада.</text:p>
      <text:p text:style-name="P1">Разрушающийся старый рынок Алеппо.</text:p>
      <text:p text:style-name="P1">Это была армия Асада. Первый обстрел вошел внутрь мы потушили огонь.</text:p>
      <text:p text:style-name="P1">Мы эвакуировали магазины и потушили огонь.</text:p>
      <text:p text:style-name="P1">С закатом солнца они снова произвели выстрел, зажигательные снаряды проникли в рынок.</text:p>
      <text:p text:style-name="P1">Мы пытались снова погасить огонь но мы не смогли.</text:p>
      <text:p text:style-name="P1">Они снова начали стрелять и огонь распространился.</text:p>
      <text:p text:style-name="P1">И мы могли погасить огонь в этих магазинах.</text:p>
      <text:p text:style-name="P1">Кто-либо знает где источник воды?</text:p>
      <text:p text:style-name="P1">Каково было наблюдать, как сегодня горит исторический город?</text:p>
      <text:p text:style-name="P1">Я видел много вещей которые заставили меня рыдать.</text:p>
      <text:p text:style-name="P1">Я видел как Ясад разрушил нашу историю.</text:p>
      <text:p text:style-name="P1">Мое сердце разбито.</text:p>
      <text:p text:style-name="P1">Я плакал кровью.</text:p>
      <text:p text:style-name="P1">Я люблю Алеппо. Я люблю старый город. Я люблю историю.</text:p>
      <text:p text:style-name="P1">Это что-то большое.</text:p>
      <text:p text:style-name="P1">И Асад разрушил это.</text:p>
      <text:p text:style-name="P1">Это наша страна. И каждый человек должен любить ее.</text:p>
      <text:p text:style-name="P1">Но армия Асада. Я не знаю что случилось.</text:p>
      <text:p text:style-name="P1">Это как ад для меня сегодня.</text:p>
      <text:p text:style-name="P1">Один из мировых сохраненных рынков потерян навсегда.</text:p>
      <text:p text:style-name="P1">Разрушения такой значительной культурной реликвии подрывает понятия понимания мира в регионе. <text:s/></text:p>
      <text:p text:style-name="P1">Когда нет места куда пойти.</text:p>
      <text:p text:style-name="P1">У меня нет дома и нет денег.</text:p>
      <text:p text:style-name="P1">Мы пошли к Аллаху и когда мы вернулись наш дом был разрушен.</text:p>
      <text:p text:style-name="P1">Вы слышите это? Мы это всегда слышем и стены трясутся каждый раз когда бомбы падают.</text:p>
      <text:p text:style-name="P1">Мы не можем спать.</text:p>
      <text:p text:style-name="P1">В Алеппо бои усиливаются как и по всей Сирии в борьбе за выживание.</text:p>
      <text:p text:style-name="P1">С критическим увеличение насильства срываются маршруты поставки еды и нет гарантии получить еду в безопасности.</text:p>
      <text:p text:style-name="P1">Эти люди стоят в очередях на улицах в руинах под бомбардировками где много не легальных пекарней розмещены.</text:p>
      <text:p text:style-name="P1"><text:soft-page-break/>Секретная хлебопекарня в Алеппо.</text:p>
      <text:p text:style-name="P1">В 2010 году, сирийские фермеры экспортировали приблизительно 2.2 миллиона тонн еды но сегодня через нехватку елементарных товаров как мука и дизельное <text:s/>топлево средний житель Алеппо видел увеличение на хлеб на 100 процентов.</text:p>
      <text:p text:style-name="P1"/>
      <text:p text:style-name="P1">Хлеб является опасным потому что режим Асада сбрасывает бомбы на гражданских.</text:p>
      <text:p text:style-name="P1">Много атак на гражданских лиц.</text:p>
      <text:p text:style-name="P1">Больница в Алеппо Даль Аль Шифа.</text:p>
      <text:p text:style-name="P1">Даль Аль Шифа , больница в Алеппо, разбомбленное семиэтажное здание было одной из частных клиник принадлежащее местному бизнесмену лояльному к президенту Асаду. Преданный медецинский персонал <text:s/>работает под постояяной угрозой смерти только из за того что они работают на територии подконтрольной свободной сирийской армии.</text:p>
      <text:p text:style-name="P1">Каждую ночь я вижу ужасные сны о детях у которых были амутированые ноги у руки.</text:p>
      <text:p text:style-name="P1">Я вижу как мозок выходит из черепа.</text:p>
      <text:p text:style-name="P1">Каждый день я думаю как пойти в безопасное место и продолжить мою жизнь, мою нормальную жизнь.</text:p>
      <text:p text:style-name="P1">Но когда я уеду, кто будет принимать этих пациентов?</text:p>
      <text:p text:style-name="P1">Поэтому я продолжаю и продолжаю и я надеюсь что скоро эта война прикратится.</text:p>
      <text:p text:style-name="P1">И скоро окончится эта проблема и не будет этих снов.</text:p>
      <text:p text:style-name="P1">Приблизительно 80% пациентов это гражданские.</text:p>
      <text:p text:style-name="P1">У нас не было специалистов и у нас не было хирургии.</text:p>
      <text:p text:style-name="P1">Много моих пациентом умерли потому что небыло медикаментов.</text:p>
      <text:p text:style-name="P1">Я был арестован 2 раза.</text:p>
      <text:p text:style-name="P1">Я оставался в тюрьме на протяжении 5 месяцев.</text:p>
      <text:p text:style-name="P1">Потому что я лечил больных.</text:p>
      <text:p text:style-name="P1">Сирийская армия бомбила ваш госпиталь несколько раз, верно?</text:p>
      <text:p text:style-name="P1">Да, 5 раз прямо и около 15 раз возле госпиталя.</text:p>
      <text:p text:style-name="P1">Сирийский режим считает что медицинский персонал как идеальная цель.</text:p>
      <text:p text:style-name="P1">Военая цель.</text:p>
      <text:p text:style-name="P1">Почему вы думаете это происходит?</text:p>
      <text:p text:style-name="P1">Потому что когда вы убиваете одного доктора это лучше чем убить одну тысячу бойцов.</text:p>
      <text:p text:style-name="P1">Так опасно работать здесь.</text:p>
      <text:p text:style-name="P1">Почему вы продолжаете работать?</text:p>
      <text:p text:style-name="P1">Мы продолжаем работать для нормальных людей.</text:p>
      <text:p text:style-name="P1">Чтоб помочь людям.</text:p>
      <text:p text:style-name="P1">Это госпиталь для детей.</text:p>
      <text:p text:style-name="P1">Зачем стрелять?</text:p>
      <text:p text:style-name="P1">Нас достаточно показывают по телевидению. Делайте что-то.</text:p>
      <text:p text:style-name="P1">Мы страдаем здесь в одиночестве.</text:p>
      <text:p text:style-name="P1">21 ноября 2012 года госпиталь в Алеппо был обстрелян армией Асада.</text:p>
      <text:p text:style-name="P1">Они только что поразили госпиталь.</text:p>
      <text:p text:style-name="P1">Это госпиталь? Да.</text:p>
      <text:p text:style-name="P1">Разрушения больницы .</text:p>
      <text:p text:style-name="P1">Следующий день.</text:p>
      <text:p text:style-name="P1">Вчера.</text:p>
      <text:p text:style-name="P1">Они бомбили нас.</text:p>
      <text:p text:style-name="P1">Две ракеты уничтожили главный отдел больницы.</text:p>
      <text:p text:style-name="P1">Четыры врачя погибло.</text:p>
      <text:p text:style-name="P1">И пять людей пострадало.</text:p>
      <text:p text:style-name="P1">Асад пытается сделать жизнь невозможной на этой территории.</text:p>
      <text:p text:style-name="P1">Он бомбардирует госпиталь.</text:p>
      <text:p text:style-name="P1">Школу, молочный завод.</text:p>
      <text:p text:style-name="P1"><text:soft-page-break/>Электрическую станцию.</text:p>
      <text:p text:style-name="P1">Но Дар-Аль-Шифа это сообщение а не здание. Не машина. Дар-Аль-Шифа это люди, это врачи и медсестры.</text:p>
      <text:p text:style-name="P1">Мы будем продолжать.</text:p>
      <text:p text:style-name="P1">И в будущем мы построим этот госпиталь снова и будем снова работать.</text:p>
      <text:p text:style-name="P1">Мы находимся во времени когда интересы оказывают давления на все наветь на людство.</text:p>
      <text:p text:style-name="P1">Мой брат, я присягаюсь, если взять человечество...</text:p>
      <text:p text:style-name="P1">Взять гражданина который хочет купить хлеб и его расстрелявают возле пекарни, это порядок?</text:p>
      <text:p text:style-name="P1">Если вы пойдете сейчас вы увидете людей спящих на улице.</text:p>
      <text:p text:style-name="P1">И после всего этого тишина, почему?</text:p>
      <text:p text:style-name="P1">Где тут душа?</text:p>
      <text:p text:style-name="P1">Где мусульмани с их особым подходом, где остальные люди с универсальным подходом?</text:p>
      <text:p text:style-name="P1">Если б они публично заявили протест и мировые организации осудили это но они этого не сделали.</text:p>
      <text:p text:style-name="P1">помогли Сирийцам тогда б это заставило правительство уйти.</text:p>
      <text:p text:style-name="P1">Они все только молчат и смотрят на нас.</text:p>
      <text:p text:style-name="P1">Свободная Сирийская Армия.</text:p>
      <text:p text:style-name="P1">Мост Аль-Тавхид.</text:p>
      <text:p text:style-name="P1">Сфотографируй нас.</text:p>
      <text:p text:style-name="P1">Сирийская революция это сиротское восстание.</text:p>
      <text:p text:style-name="P1">Бригада <text:s/>Аль-Тавхид насчитывает более 8 тысяч повстанцев и ни одного из за границы.</text:p>
      <text:p text:style-name="P1">Они все это сыны этой страны.</text:p>
      <text:p text:style-name="P1">Мы против навязывание силы.</text:p>
      <text:p text:style-name="P1">Люди сами будут решать свою судьбу.</text:p>
      <text:p text:style-name="P1">С божьей волей мы сами будем заботиться о нашей стране.</text:p>
      <text:p text:style-name="P1">С божьей волей ситуация будет стабильной.</text:p>
      <text:p text:style-name="P1">Потому что безопасность этих людей в моем сердце.</text:p>
      <text:p text:style-name="P1">Мы здесь для того чтоб служить этим людям.</text:p>
      <text:p text:style-name="P1">Мы хотим чтоб народ и революционеры управляли тут.</text:p>
      <text:p text:style-name="P1">Страна которая налаживает справедливость где нет прав может когда нибудь быть заброшенной.</text:p>
      <text:p text:style-name="P1">Где каждый будет равен и уважаем и права меньшинства будут уважатся также.</text:p>
      <text:p text:style-name="P1">Мне нравится твой пиджак.</text:p>
      <text:p text:style-name="P1">Спасибо.</text:p>
      <text:p text:style-name="P1">Красивый, классический.</text:p>
      <text:p text:style-name="P1">Это цеп будет окружать мою шею.</text:p>
      <text:p text:style-name="P1">Почему этот автомобиль?</text:p>
      <text:p text:style-name="P1">Потому что парни инспектируют автомобили там.</text:p>
      <text:p text:style-name="P1">Небеса белые.</text:p>
      <text:p text:style-name="P1">Сфокусируйся на этом.</text:p>
      <text:p text:style-name="P1">Мой брат, я не вижу ничего.</text:p>
      <text:p text:style-name="P1">Мы не что по сравнению с армией.</text:p>
      <text:p text:style-name="P1">В армии есть хорошо обмундирование солдаты, самолеты и оружие.</text:p>
      <text:p text:style-name="P1">Но наш молодой человек имеет только калашников.</text:p>
      <text:p text:style-name="P1">Один выстрел попадает другой мимо.</text:p>
      <text:p text:style-name="P1">Быть честным история сейчас пишется мужеством и борьбой этих революционеров.</text:p>
      <text:p text:style-name="P1">Раньше я работал в индустрии изготовления одежды.</text:p>
      <text:p text:style-name="P1">После революции я решу бросить мой автомат и возвратится к работе.</text:p>
      <text:p text:style-name="P1">Мы надеемся на бога. Стереть всю эту кровь, отстроит страну как она была до этого.</text:p>
      <text:p text:style-name="P1">Ты сказал 15 танков? Да.</text:p>
      <text:p text:style-name="P1">Приближаются сюда.</text:p>
      <text:p text:style-name="P1"><text:soft-page-break/>Кто сделал те ракеты?</text:p>
      <text:p text:style-name="P1">Мы сделали.</text:p>
      <text:p text:style-name="P1">Что бы бить Башара Асада.</text:p>
      <text:p text:style-name="P1">Эти ракеты сделаны чтобы уничтожить нашых врагов, врагов нашей страны.</text:p>
      <text:p text:style-name="P1">Врагов ислама. Врагов религии. Врагов человечества.</text:p>
      <text:p text:style-name="P1">Тех кто уничтожал целые дома, убил женщин и детей.</text:p>
      <text:p text:style-name="P1">Вы убили много солдат Асада?</text:p>
      <text:p text:style-name="P1">Много чтоб сосчитать.</text:p>
      <text:p text:style-name="P1">Война сделала тебя сумасшедшим?</text:p>
      <text:p text:style-name="P1">Честно говоря, это зависит от вреда шокирующих действий Башара Асада.</text:p>
      <text:p text:style-name="P1">Башар убийца.</text:p>
      <text:p text:style-name="P1">Он убил людей, разделывал детей, насиловал женщин.</text:p>
      <text:p text:style-name="P1">Он сделал такие вещи, он настоящий убийца.</text:p>
      <text:p text:style-name="P1">Ихние действия ошибочные. Ихние отговорки не правильные. Убийство гражданских ошибка.</text:p>
      <text:p text:style-name="P1">И эти действия ослабевают их веру и силу в борьбе против нас.</text:p>
      <text:p text:style-name="P1">Все виды несправедливости проявились со стороны Асада.</text:p>
      <text:p text:style-name="P1">Бог избавит нас от него.</text:p>
      <text:p text:style-name="P1">Мы хотим его убить как скотта с этого оружия.</text:p>
      <text:p text:style-name="P1">Бойцы Сирийской Свободной Армии изготовили бомбы у себя дома и импровизировали с взрывными устройствами в односторонней но возростающей успешной битве против танков, вертолетов, ракет армии Асада.</text:p>
      <text:p text:style-name="P1">Он даже не останавливается на убийстве мусульман.</text:p>
      <text:p text:style-name="P1">Все люди которые считают себя братьями и у которых есть совесть и честь.</text:p>
      <text:p text:style-name="P1">И они не боятся смерти на пути к богу.</text:p>
      <text:p text:style-name="P1">Много моего времени в Алеппо было потрачено во время массированных обстрелов, воздушных ежедневных налетов и молнии снайперских обстрелов разорвавшых ребенка. </text:p>
      <text:p text:style-name="P1">Как вы надеетесь Сирия будет выглядеть после революции?</text:p>
      <text:p text:style-name="P1">Страна в который мы все будем гордится ей.</text:p>
      <text:p text:style-name="P1">Если Бог пожелает любой человек, не имеет значения кто он, будет жыть лучше, счастливее и безопаснее. </text:p>
      <text:p text:style-name="P1">Подавить жестокость относительно нас.</text:p>
      <text:p text:style-name="P1">Что это за место?</text:p>
      <text:p text:style-name="P1">Это исламская средняя школа.</text:p>
      <text:p text:style-name="P1">Сначала я хочу обратиться к мировым лидерам.</text:p>
      <text:p text:style-name="P1">Они мертвы будем честны.</text:p>
      <text:p text:style-name="P1">Они без совести и чувств.</text:p>
      <text:p text:style-name="P1">Сегодня это похоже на то, что правители являются примером людей-роботов.</text:p>
      <text:p text:style-name="P1">Он смотрит на свои интересы и работает там.</text:p>
      <text:p text:style-name="P1">Но тут нет сердца, это смерть.</text:p>
      <text:p text:style-name="P1">Cознание окончилось.</text:p>
      <text:p text:style-name="P1">Это позор для всех мировых лидеров.</text:p>
      <text:p text:style-name="P1">Позор написан на их лбах это потому что происходит бойня детей и женщинами каждый день.</text:p>
      <text:p text:style-name="P1">Но они продолжают молчать.</text:p>
      <text:p text:style-name="P1">Но красная линия это химическое оружие.</text:p>
      <text:p text:style-name="P1">Это означает "Башар Асад чтобы ты не хотел сделать иди вперед и делай".</text:p>
      <text:p text:style-name="P1">Если ты убил 100 тысяч людей это не проблема.</text:p>
      <text:p text:style-name="P1">Ты сбрасываешь бомбы с самолетов это не проблема также.</text:p>
      <text:p text:style-name="P1">Они дают ему зеленый свет.</text:p>
      <text:p text:style-name="P1">Но химическое оружие?</text:p>
      <text:p text:style-name="P1">Мы не хотим чтобы все сирийцы покинули страну. Просто сохрани 20-30 процентов из них. <text:soft-page-break/>Это нормально?</text:p>
      <text:p text:style-name="P1">Это касается всех мировых лидеров.</text:p>
      <text:p text:style-name="P1">Мы больше не связаны с мировыми лидерами.</text:p>
      <text:p text:style-name="P1">Мы обращаемся к людям жизни. Людям у которых есть совесть.</text:p>
      <text:p text:style-name="P1">Мы братья человечности.</text:p>
      <text:p text:style-name="P1">Давайте станем с этими людьми которых каждый день убивают.</text:p>
      <text:p text:style-name="P1">С раннего детства нас воспитывали в ужасе. Мы росли в ужасе. Эту вещ мы должны сламать.</text:p>
      <text:p text:style-name="P1">Мы хотим жить как остальные люди.</text:p>
      <text:p text:style-name="P1">Мы просим Господа.</text:p>
      <text:p text:style-name="P1">В соответствии последнего отчета от мая 2013 года, более 80 тысяч сирийцев погибли в этой войне, в то время как 860 тысяч есть внутренне перемещенными лицами.</text:p>
      <text:p text:style-name="P1">Более полутора миллиона сирийских беженцев живут в Турции, Ливане, Иордании и северной Аврике.</text:p>
      <text:p text:style-name="P1">Битва за Алеппо и за остальную часть страны продолжается в разных местах. Как будто спокойствие перед грозовой бурей.</text:p>
      <text:p text:style-name="P1">Настоящее местонахождение Хаджи Мара неизвестное.</text:p>
      <text:p text:style-name="P1">Говорят что он живой и в поряд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5M44S</meta:editing-duration>
    <meta:editing-cycles>48</meta:editing-cycles>
    <meta:generator>OpenOffice/4.1.3$Win32 OpenOffice.org_project/413m1$Build-9783</meta:generator>
    <dc:date>2018-06-24T21:48:20.92</dc:date>
    <meta:document-statistic meta:table-count="0" meta:image-count="0" meta:object-count="0" meta:page-count="6" meta:paragraph-count="223" meta:word-count="1830" meta:character-count="11600"/>
    <dc:creator>Andrii Shapo</dc:creator>
    <meta:user-defined meta:name="Info 1"/>
    <meta:user-defined meta:name="Info 2"/>
    <meta:user-defined meta:name="Info 3"/>
    <meta:user-defined meta:name="Info 4"/>
  </office:meta>
</office:document-meta>
</file>